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language="el" fo:country="GR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996600" fo:font-size="14pt" fo:language="el" fo:country="GR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996600" fo:font-size="14pt" fo:language="en" fo:country="US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ff3333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language="el" fo:country="GR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language="en" fo:country="US"/>
    </style:style>
    <style:style style:name="T4" style:family="text">
      <style:text-properties fo:color="#ff3333" fo:font-size="36pt" style:text-underline-style="solid" style:text-underline-width="auto" style:text-underline-color="font-color" style:font-size-asian="36pt" style:font-size-complex="3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Pattern Recognition</text:span> </text:p>
      <text:p text:style-name="P2"/>
      <text:p text:style-name="P2"/>
      <text:p text:style-name="P11">Assignment 2022-2023</text:p>
      <text:p text:style-name="P2"/>
      <text:p text:style-name="P6"/>
      <text:p text:style-name="P3">Αθανάσιος Παππάς Π19212</text:p>
      <text:p text:style-name="P3">Δημήτρης Σταματόπουλος Π20135</text:p>
      <text:p text:style-name="P3">Παρασκευή Μπεκιράκη Π20180</text:p>
      <text:p text:style-name="P3"/>
      <text:p text:style-name="P3"/>
      <text:p text:style-name="P9">Οπτικοποίηση</text:p>
      <text:p text:style-name="P4"/>
      <text:p text:style-name="P4">Αρχικά εισήγαγα τα <text:span text:style-name="T3">data </text:span>μέσω της <text:span text:style-name="T3">pandas read_csv() </text:span>σε ένα <text:span text:style-name="T3">dataframe. </text:span></text:p>
      <text:p text:style-name="P4"><text:span text:style-name="T3"/></text:p>
      <text:p text:style-name="P4">Για την οπτικοποίηση των χαρακτηριστικών <text:span text:style-name="T3"><text:s/></text:span>έχω φτιάξει ένα <text:span text:style-name="T3">while loop </text:span>το οποίο περιμένει <text:span text:style-name="T3">input </text:span>το όνομα κάποιου <text:span text:style-name="T3">column </text:span>ώστε να δείξει το αντίστοιχο ιστόγραμμα, ενώ αν δωθούν 2 έως 4 <text:span text:style-name="T3">columns, </text:span>δίνεται το <text:span text:style-name="T3">scatterplot </text:span>τους. Να σημειώσω επίσης πως χρησιμοποίησα <text:span text:style-name="T3">plotly, </text:span>που θα αργήσει λίγο στην αρχή γιατί ανοίγει <text:span text:style-name="T3">browser </text:span>για να δείξει τα γραφήματα (εκτός και αν ο χρήστης έχει <text:span text:style-name="T3">dash </text:span>νομίζω, εγώ δεν είχα). Παρόλα αυτά το προτίμησα καθώς είναι πιο σύγχρονο από το <text:span text:style-name="T3">matplot </text:span>και επίσης έχει και <text:span text:style-name="T3">interactive </text:span>διαγράμματα. <text:span text:style-name="T3">To while loop </text:span>σπάει όταν πατηθεί το 1 (υπάρχουν οι κατάλληλες οδηγίες όταν ζητείται το <text:span text:style-name="T3">input, </text:span>απλά τα λέω και εδώ).</text:p>
      <text:p text:style-name="P4"/>
      <text:p text:style-name="P10">Scaling</text:p>
      <text:p text:style-name="P4"/>
      <text:p text:style-name="P4"><text:span text:style-name="T3">M</text:span>ετά έγινε διαχώριση των <text:span text:style-name="T3">columns </text:span>σε <text:span text:style-name="T3">numerical </text:span>και <text:span text:style-name="T3">categorical. T</text:span>α <text:span text:style-name="T3">categorical </text:span>κωδικοποιήθηκαν μέσω του <text:span text:style-name="T3">OneHotEncoder </text:span>σε ένα <text:span text:style-name="T3">matrix μ</text:span>ε 0 και 1 (προφανώς σε κάθε <text:span text:style-name="T3">row </text:span>τα 1 όπου υπήρχε η ανάλογη τιμή και 0 στα υπόλοιπα <text:span text:style-name="T3">entries). </text:span>Για τα <text:span text:style-name="T3">numerical </text:span>δημιούργησα μια συνάρτηση που δίνεται ο <text:span text:style-name="T3">scaler </text:span>και τα <text:span text:style-name="T3">data, </text:span>και επιστρέφονται σε <text:span text:style-name="T3">s</text:span>caled μορφή. Έχω βάλει μεταβλητές για 3 <text:span text:style-name="T3">scalers (standard, min/max, robust). </text:span>Δοκίμασα και τους τρεις κατά την διάρκεια της εκπαίδευσης και <text:span text:style-name="T3">testing. O robust </text:span>έδινε πάντα σημαντικά καλύτερο <text:span text:style-name="T3">performance </text:span>(σε accuracy και <text:span text:style-name="T3">mse/mae error) </text:span>οπότε τελικά προτίμησα αυτόν. Μετά από το <text:span text:style-name="T3">scaling </text:span>πέταξα το <text:span text:style-name="T3">target column </text:span>από το <text:span text:style-name="T3">array </text:span>που επιστράφηκε, και δημιούργησα ένα άλλο <text:span text:style-name="T3">array </text:span>με εκείνο. Επίσης δημιούργησα και ένα <text:span text:style-name="T3">column </text:span>με άσσους (για το <text:span text:style-name="T3">w0) </text:span>και το πρόσθεσα στο <text:span text:style-name="T3">x array. T</text:span>έλος, έφτιαξα και την <text:span text:style-name="T3">replace_nan </text:span>που αντικαθιστά τα <text:span text:style-name="T3">nan </text:span>στο <text:span text:style-name="T3">array </text:span>με την διάμεσο του κάθε <text:span text:style-name="T3">column.</text:span></text:p>
      <text:p text:style-name="P4"><text:span text:style-name="T3"/></text:p>
      <text:p text:style-name="P10">10-kfold</text:p>
      <text:p text:style-name="P4"><text:span text:style-name="T3"/></text:p>
      <text:p text:style-name="P4">Για το 10<text:span text:style-name="T3">-kfold split </text:span>χρησιμοποίησα το <text:span text:style-name="T3">StratifiedKfold. </text:span>Ο λόγος ήταν ότι η κατανομή του <text:span text:style-name="T3">y </text:span>ήταν <text:span text:style-name="T3">unbalanced </text:span>αφού πάνω από το 48% των σπιτιών κόστιζαν πάνω από 400<text:span text:style-name="T3">k. </text:span>Έτσι χρησιμοποιήθηκε το <text:span text:style-name="T3">Stratified </text:span>για να εξασφαλιστεί πως κάθε δείγμα θα προσεγγίζει όσο το δυνατόν περισσότερο την κανονική κατανομή. Εδώ να σημειωθεί πως στ<text:span text:style-name="T3">o y </text:span>υπήρχε μια κατηγορία με ένα μόνο <text:span text:style-name="T3">instance</text:span> και μου <text:soft-page-break/>έβγαινε <text:span text:style-name="T3">user warning </text:span>καθώς δεν γινόταν να το ισοκατανείμει στα 10 δείγματα. Δεν ήξερα πως να χειριστώ αυτήν την περίπτωση. Η πρώτη μου σκέψη ήταν να το βγάλω εντελώς μήπως αλλοιώσει τα αποτελέσματα. όμως μετά από ένα <text:span text:style-name="T3">search </text:span>που έκανα συμφώνησα με την άποψη πως γενικά πρέπει να αποφεύγουμε να πετάμε <text:span text:style-name="T3">data </text:span>καθώς είναι πολύτιμα και όχι και τόσο εύκολο να αποκτηθούν σε πραγματικές συνθήκες. Οπότε απλά το άφησα ως έχει.</text:p>
      <text:p text:style-name="P4"/>
      <text:p text:style-name="P5">M<text:span text:style-name="T1">ετά έφτιαξα και δύο </text:span>dataframes <text:span text:style-name="T1">με τα </text:span>x <text:span text:style-name="T1">και </text:span>y (<text:span text:style-name="T1">για να τα δεχτεί το </text:span>split <text:span text:style-name="T1">του </text:span>Stratified) <text:span text:style-name="T1">και ένα </text:span>loop <text:span text:style-name="T1">που έστελνε τα δείγματα για εκπαίδευση και </text:span>testing. </text:p>
      <text:p text:style-name="P5"/>
      <text:p text:style-name="P10">Perceptron</text:p>
      <text:p text:style-name="P5"/>
      <text:p text:style-name="P4">Στο <text:span text:style-name="T3">perceptron.py file, </text:span>έχω δημιουργήσει το <text:span text:style-name="T3">class </text:span>που ταξινομεί βάσει του <text:span text:style-name="T3">perceptron </text:span>αλγόριθμου. Αρχικά σκέφτηκα η διαχώριση να γίνει πάνω στο 1.5 (<text:span text:style-name="T3">scaled value </text:span>του <text:span text:style-name="T3">median_house_value). </text:span>Ο λόγος ήταν διότι από ένα πρόχειρο <text:span text:style-name="T3">search </text:span>είδα πως σε γενικές γραμμές η <text:span text:style-name="T3">average </text:span>τιμή σπιτιού στις ΗΠΑ θεωρείται κάπου στα 350κ, και το 1.5 ανταποκρινόταν κάπου στα 380κ (λίγο πάνω από <text:span text:style-name="T3">average)</text:span>. Έτσι διαχώρισα τις κατηγορίες σε <text:span text:style-name="T3">expensive </text:span>και <text:span text:style-name="T3">inexpensive </text:span>(όχι <text:span text:style-name="T3">cheap </text:span>γιατί μη ακριβό δεν σημαίνει απαραίτητα και φτηνό). Όμως το <text:span text:style-name="T3">performance </text:span>του δεν ήταν και τόσο καλό (κάπου στα 85%) και έτσι το ανέβαζα λίγο λίγο, όχι πάρα πολύ όμως ώστε ο διαχωρισμός να έχει ακόμα νόημα (π.χ αν το ανέβαζα στα 500κ, ένα σπίτι που θα έκανε 490κ δύσκολα θα το έλεγε κάποιος <text:span text:style-name="T3">inexpensive). <text:s/>T</text:span>ο 1.7 είχε καλό <text:span text:style-name="T3">performance </text:span>και έτσι έθεσα αυτό ο <text:span text:style-name="T3">threshold. </text:span>Μετά πειραματίστηκα λίγο με το <text:span text:style-name="T3">learning rate, </text:span>και όπως είπαμε και στο μάθημα, είδα πως έχω περισσότερο <text:span text:style-name="T3">accuracy </text:span>όταν το μειώνω μετά από έναν αριθμό επαναλήψεων, καθότι φτάνουμε όλο και πιο κοντά στο επιθυμητό αποτέλεσμα και δεν θέλουμε οι αλλαγές να έχουν μεγάλο βήμα.</text:p>
      <text:p text:style-name="P4"/>
      <text:p text:style-name="P4">Τελικά το <text:span text:style-name="T3">accuracy </text:span>έφτασε στο 94-95% για όλα τα <text:span text:style-name="T3">testing </text:span>και <text:span text:style-name="T3">training </text:span>samples<text:span text:style-name="T3">. Έ</text:span>βαλα να τυπώνει και ένα <text:span text:style-name="T3">confusion matrix </text:span>για το καθένα καθώς έτσι μου είχατε πει από <text:span text:style-name="T3">mail. </text:span></text:p>
      <text:p text:style-name="P4"><text:span text:style-name="T3"/></text:p>
      <text:p text:style-name="P10">Least squares</text:p>
      <text:p text:style-name="P4"><text:span text:style-name="T3"/></text:p>
      <text:p text:style-name="P4">Μετά ζητούνταν να κάνουμε παλινδρόμηση με <text:span text:style-name="T3">Least Squares. </text:span>Εδώ για να εφαρμόσω την ανάλογη φόρμουλα <text:span text:style-name="T3">(xTxxTy)</text:span>έπρεπε να αλλάξω το <text:span text:style-name="T3">categorical matrix </text:span>γιατί προφανώς τα <text:span text:style-name="T3">dimensions </text:span>δεν ταίριαζαν. Εδώ το κωδικοποίησα ανάλογα με την θέση που ήταν το 1 σε κάθε <text:span text:style-name="T3">categorical row (</text:span>π.χ αν το 1 ήταν στην 3 θέση, έβαζα <text:span text:style-name="T3">value 3 </text:span>στο <text:span text:style-name="T3">feature). </text:span>Δεν ξέρω αν αυτό ήταν σωστό καθώς αυτή η κωδικοποίηση χρησιμοποιείται κυρίως για <text:span text:style-name="T3">ordinal </text:span>χαρακτηριστικά, όμως απ' ότι διάβασα υπήρχε ως επιλογή γενικά απλά ίσως να μην θεωρείται ιδανική. Αλλά επέλεξα αυτήν γιατί δεν ήξερα πως αλλιώς να το χειριστώ.</text:p>
      <text:p text:style-name="P4"/>
      <text:p text:style-name="P4">Κατά τα άλλα η <text:span text:style-name="T3">Least Squares class </text:span>δέχεται κανονικά τα <text:span text:style-name="T3">x </text:span>και <text:span text:style-name="T3">y </text:span>ως όρισμα και γυρνάει <text:span text:style-name="T3">MSE </text:span>και <text:span text:style-name="T3">MAE. E</text:span>δώ το <text:span text:style-name="T3">mse</text:span> βγαίνει περίπου 0.24 κατά μέσο όρο και το <text:span text:style-name="T3">mae </text:span>0.35 <text:span text:style-name="T3">(</text:span>τυπώνονται όλα από το κάθε δείγμα στην οθόνη, μαζί με τα <text:span text:style-name="T3">training samples)</text:span></text:p>
      <text:p text:style-name="P4"><text:span text:style-name="T3"/></text:p>
      <text:p text:style-name="P10">Non linear regression with neural network</text:p>
      <text:p text:style-name="P7"/>
      <text:p text:style-name="P8">Εδώ αρχικά έψαξα λίγο στο <text:span text:style-name="T3">internet </text:span>για να έχω μια ιδέα για το πόσα <text:span text:style-name="T3">layers </text:span>να βάλω, και πόσα <text:span text:style-name="T3">neurons </text:span>στο καθένα. <text:span text:style-name="T3">B</text:span>ρήκα πως δεν υπάρχει κάποιος απόλυτος τρόπος (πέραν κάποιων γενικών <text:span text:style-name="T3">tips) </text:span>και πως συνίσταται απλά να δοκιμάζεις διάφορους συνδυασμούς. Προφανώς αυτό δύσκολο να γίνει <text:span text:style-name="T3">manually </text:span>και έτσι βρήκα ένα <text:span text:style-name="T3"><text:s/></text:span>το <text:span text:style-name="T3">keras.tuner </text:span>το οποίο έχει συναρτήσεις για να μπορείς να κάνεις πειράματα<text:span text:style-name="T3"> </text:span>για κάτι τέτοιο. Συνοπτικά του δίνεις <text:span text:style-name="T3">range </text:span>για <text:span text:style-name="T3">layers </text:span>και <text:span text:style-name="T3">neurons </text:span>και σου βγάζει αυτό που έδωσε καλύτερο <text:span text:style-name="T3">performance </text:span>(τυπώνει αναλυτικά για όλα τα δείγματα όσο τρέχει). Πειραματίστηκα και με άλλες <text:span text:style-name="T3">hyperparameters, </text:span>π.χ <text:span text:style-name="T3">batch size, compiler, epochs </text:span>κτλ. <text:soft-page-break/>Τελικά είδα σε όλες τις φορές που το έτρεξα το καλύτερο <text:span text:style-name="T3">MSE </text:span>και <text:span text:style-name="T3">MAE value </text:span>χτύπαγε τοίχο κάπου στο 0.11 κατά μέσο όρο. Δηλαδή όσα πειράματα και αν έκανα (και το καθένα έπαιρνε πολλή ώρα να τρέξει), το <text:span text:style-name="T3">best result </text:span>δεν πήγαινε ποτέ κάτω από αυτό. Έτσι επέλεξα το καλύτερο (που είχε πολύ μικρή διαφορά από 2ο-5ο καλύτερο, από 0.0001 και κάτω) και έχτισα <text:span text:style-name="T3">neural network </text:span>με τα <text:span text:style-name="T3">layers </text:span>και <text:span text:style-name="T3">neurons </text:span>που αυτό έτρεξε. Το τελικό αποτέλεσμα κατέληξε σε <text:span text:style-name="T3">MSE </text:span>0.05 κατά μέσο όρο (<text:span text:style-name="T3">ranged from 0.14 to 0.02) </text:span>και το <text:span text:style-name="T3">MAE 0.16 (from 0.1 to 0.23).</text:span></text:p>
      <text:p text:style-name="P8"/>
      <text:p text:style-name="P8">Σημειώνω πως έχω κάνει <text:span text:style-name="T3">comment out </text:span>τον κώδικα που τρέχει τα πειράματα για τις <text:span text:style-name="T3">hyperparameters </text:span>(το τελευταίο του <text:span text:style-name="T3">iteration, </text:span>καθώς δοκίμασα πολλά <text:span text:style-name="T3">ranges), </text:span>αφού όπως είπα θέλει πολλή ώρα για να τρέξει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anos Pappas</meta:initial-creator>
    <meta:creation-date>2023-02-16T19:49:44.22</meta:creation-date>
    <meta:document-statistic meta:table-count="0" meta:image-count="0" meta:object-count="0" meta:page-count="3" meta:paragraph-count="22" meta:word-count="1028" meta:character-count="6161"/>
    <dc:date>2023-02-16T23:29:40.64</dc:date>
    <dc:creator>Thanos Pappas</dc:creator>
    <meta:editing-duration>PT13M59S</meta:editing-duration>
    <meta:editing-cycles>1</meta:editing-cycles>
    <meta:generator>OpenOffice/4.1.5$Win32 OpenOffice.org_project/415m1$Build-9789</meta:generator>
  </office:meta>
</office:document-meta>
</file>